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style:font-name="AlArabiya"/>
    </style:style>
    <style:style style:name="P3" style:family="paragraph" style:parent-style-name="Standard">
      <style:text-properties style:font-name="AlArabiya" fo:font-size="14pt" style:font-size-asian="14pt" style:font-size-complex="14pt"/>
    </style:style>
    <style:style style:name="P4" style:family="paragraph" style:parent-style-name="Standard" style:list-style-name="L1">
      <style:text-properties style:font-name="AlArabiya"/>
    </style:style>
    <style:style style:name="P5" style:family="paragraph" style:parent-style-name="Standard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6" style:family="paragraph" style:parent-style-name="Standard" style:list-style-name="L1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7" style:family="paragraph" style:parent-style-name="Standard" style:list-style-name="L2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8" style:family="paragraph" style:parent-style-name="Standard" style:list-style-name="L3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9" style:family="paragraph" style:parent-style-name="Standard" style:list-style-name="L4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0" style:family="paragraph" style:parent-style-name="Standard" style:list-style-name="L5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1" style:family="paragraph" style:parent-style-name="Standard" style:list-style-name="L6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2" style:family="paragraph" style:parent-style-name="Standard" style:list-style-name="L7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3" style:family="paragraph" style:parent-style-name="Standard" style:list-style-name="L8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4" style:family="paragraph" style:parent-style-name="Standard">
      <style:text-properties style:font-name="AlArabiya" fo:font-size="14pt" fo:font-weight="normal" style:font-name-asian="BAAAAA+Tahoma" style:font-size-asian="14pt" style:font-weight-asian="normal" style:font-name-complex="BAAAAA+Tahoma" style:font-size-complex="14pt" style:font-weight-complex="normal"/>
    </style:style>
    <style:style style:name="T1" style:family="text">
      <style:text-properties style:font-name="AlArabiya"/>
    </style:style>
    <style:style style:name="T2" style:family="text">
      <style:text-properties fo:font-size="12pt" style:font-name-asian="BAAAAA+Tahoma" style:font-size-asian="12pt" style:font-name-complex="BAAAAA+Tahoma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<text:s/>Decomposizione del capitolato in aspettative </text:span></text:p>
      <text:p text:style-name="P2">Versione 0.1</text:p>
      <text:p text:style-name="P2"/>
      <text:p text:style-name="P3">Obbligatorie</text:p>
      <text:p text:style-name="P3"/>
      <text:list text:style-name="L1">
        <text:list-item>
          <text:list>
            <text:list-item>
              <text:p text:style-name="P4">Il sistema AJAXDRAW <text:span text:style-name="T2">dovra' avere caratteristiche atte a poter elaborare figure/linee/testi vettoriali di vario genere.</text:span></text:p>
            </text:list-item>
            <text:list-item>
              <text:p text:style-name="P6">Il sistema sara' in grado di fornire all'utente le seguenti funzioni:</text:p>
            </text:list-item>
          </text:list>
        </text:list-item>
      </text:list>
      <text:p text:style-name="P5"/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lezio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linea retta/curva</text:p>
                                    </text:list-item>
                                    <text:list-item>
                                      <text:p text:style-name="P8">zoom</text:p>
                                    </text:list-item>
                                    <text:list-item>
                                      <text:p text:style-name="P8">quadrato/rettangolo</text:p>
                                    </text:list-item>
                                    <text:list-item>
                                      <text:p text:style-name="P8">cerchio/elisse</text:p>
                                    </text:list-item>
                                    <text:list-item>
                                      <text:p text:style-name="P8">poligon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list>
                            <text:list-item text:start-value="1">
                              <text:list>
                                <text:list-item text:start-value="1">
                                  <text:list>
                                    <text:list-item text:start-value="1">
                                      <text:p text:style-name="P8">test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s text:c="4"/>3.Il sistema permetterà all'utente di:</text:p>
      <text:p text:style-name="P5"/>
      <text:list text:style-name="L4">
        <text:list-item>
          <text:p text:style-name="P9">cambiare il colore di riempimento</text:p>
        </text:list-item>
        <text:list-item>
          <text:p text:style-name="P9">cambiare il colore del bordo</text:p>
        </text:list-item>
        <text:list-item>
          <text:p text:style-name="P9">cambiare il colore della linea</text:p>
        </text:list-item>
        <text:list-item>
          <text:p text:style-name="P9">cambiare l'opacità</text:p>
        </text:list-item>
        <text:list-item>
          <text:p text:style-name="P9">cambiare il posizionamento all'interno dell'area di disegno</text:p>
        </text:list-item>
        <text:list-item>
          <text:p text:style-name="P9">ridimensionare gli oggetti</text:p>
        </text:list-item>
      </text:list>
      <text:p text:style-name="P5"/>
      <text:list text:style-name="L5">
        <text:list-item>
          <text:p text:style-name="P10">Il sistema sarà in grado di leggere e salvare il contenuto dell'area di disegno in formato SVG.</text:p>
        </text:list-item>
        <text:list-item>
          <text:p text:style-name="P10"><text:soft-page-break/>Il sistema sarà implementato seguendo gli standard del linguaggio di markup HTML 5. Il software dovrà quindi essere in grado di funzionare perfettamente in quei browser che implementano gli standard HTML 5 (Firefox, Safari, Opera e Chrome). </text:p>
        </text:list-item>
        <text:list-item>
          <text:p text:style-name="P10">Il software utilizzerà il tag “canvas” appositamente creato per l'elaborazione del disegno vettoriale su web.</text:p>
        </text:list-item>
        <text:list-item>
          <text:p text:style-name="P10">Il software AJAXDRAW deve fornire la possibilità di attivare un aiuto (manuale), per l’utilizzazione del sistema. </text:p>
        </text:list-item>
        <text:list-item>
          <text:p text:style-name="P10">Il sistema AjaxDraw deve fornire un manuale per chiunque voglia estendere l'applicazione. </text:p>
        </text:list-item>
        <text:list-item>
          <text:p text:style-name="P10">Il sistema sarà pubblicato sul sito “www.sourceforge.net”, in conformità con i relativi requisiti di natura open-source, per favorire la continuità del prodotto risultante. </text:p>
        </text:list-item>
      </text:list>
      <text:p text:style-name="P5"/>
      <text:p text:style-name="P5"/>
      <text:p text:style-name="P14">Altamente Desiderabili</text:p>
      <text:p text:style-name="P5"/>
      <text:p text:style-name="P5"/>
      <text:p text:style-name="P5"/>
      <text:p text:style-name="P14">Facolative</text:p>
      <text:p text:style-name="P14"/>
      <text:list text:style-name="L6">
        <text:list-item>
          <text:p text:style-name="P11">Il sistema AJAxDraw prevede di avvicinarsi il più possibile al programma client (open e free) “Inkscape”. </text:p>
        </text:list-item>
        <text:list-item>
          <text:p text:style-name="P11">Il sistema <text:s/>AJAxDraw prevede di implementare le seguenti funzioni:</text:p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2">disegno a mano libera</text:p>
                                </text:list-item>
                                <text:list-item>
                                  <text:p text:style-name="P12">spirali</text:p>
                                </text:list-item>
                                <text:list-item>
                                  <text:p text:style-name="P12">disegno calligrafico</text:p>
                                </text:list-item>
                                <text:list-item>
                                  <text:p text:style-name="P12">connettori per diagrammi</text:p>
                                </text:list-item>
                                <text:list-item>
                                  <text:p text:style-name="P12">curve di bezi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text:style-name="L8">
        <text:list-item>
          <text:p text:style-name="P13"><text:soft-page-break/>Il sistema <text:s/>AJAxDraw prevede di implementare l'utilizzo della libreria “excanvas”, open source disponibile su googlecode, <text:s/>la compatibilità con i browser che non implementano a pieno HTML 5 (p. es. Internet Explorer).</text:p>
        </text:list-item>
      </text:list>
      <text:p text:style-name="P5"><text:s text:c="9"/>Usufruendo della libreria“excanvas”, open source disponibile su googlecode, creata appositamente per la simulazione degli oggetti canvas, sarà possibile far funzionare il disegnatore web su questi brows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unico [IN1]</meta:initial-creator>
    <meta:creation-date>2008-11-19T14:56:40</meta:creation-date>
    <dc:creator>marco</dc:creator>
    <dc:date>2008-11-21T14:39:29</dc:date>
    <meta:editing-cycles>5</meta:editing-cycles>
    <meta:editing-duration>PT56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6" meta:word-count="300" meta:character-count="2115"/>
  </office:meta>
</office:document-meta>
</file>